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729fcf" draw:textarea-horizontal-align="justify" draw:textarea-vertical-align="middle" draw:auto-grow-height="false" fo:min-height="2.325cm" fo:min-width="1.753cm"/>
    </style:style>
    <style:style style:name="gr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49cm"/>
      <style:paragraph-properties style:writing-mode="lr-tb"/>
    </style:style>
    <style:style style:name="gr4" style:family="graphic" style:parent-style-name="standard">
      <style:graphic-properties draw:stroke="dash" draw:stroke-dash="Dashed_20__28_var_29_" svg:stroke-color="#000000" draw:fill="none" draw:fill-color="#ffffff" fo:min-height="0.649cm"/>
      <style:paragraph-properties style:writing-mode="lr-tb"/>
    </style:style>
    <style:style style:name="gr5" style:family="graphic" style:parent-style-name="standard">
      <style:graphic-properties draw:fill="none" draw:fill-color="#729fcf" draw:textarea-horizontal-align="justify" draw:textarea-vertical-align="middle" draw:auto-grow-height="false" fo:min-height="2.325cm" fo:min-width="1.753cm"/>
      <style:paragraph-properties style:writing-mode="lr-tb"/>
    </style:style>
    <style:style style:name="gr6" style:family="graphic" style:parent-style-name="standard">
      <style:graphic-properties draw:stroke="dash" draw:stroke-dash="Long_20_Dot" svg:stroke-color="#000000" draw:fill="none" draw:fill-color="#ffffff" fo:min-height="0.949cm"/>
      <style:paragraph-properties style:writing-mode="lr-tb"/>
    </style:style>
    <style:style style:name="gr7" style:family="graphic" style:parent-style-name="standard">
      <style:graphic-properties draw:stroke="dash" draw:stroke-dash="Long_20_Dot" svg:stroke-color="#000000" draw:fill="none" draw:fill-color="#ffffff" fo:min-height="0.649cm"/>
      <style:paragraph-properties style:writing-mode="lr-tb"/>
    </style:style>
    <style:style style:name="gr8" style:family="graphic" style:parent-style-name="objectwithoutfill">
      <style:graphic-properties svg:stroke-color="#ff0000" draw:marker-start="Square" draw:marker-end="Arrow" draw:marker-end-width="0.3cm" draw:fill="solid" draw:textarea-vertical-align="middle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objectwithoutfill">
      <style:graphic-properties svg:stroke-width="0.053cm" svg:stroke-color="#ffff00" draw:marker-start="Squar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color="#069a2e" draw:marker-start="Square" draw:marker-end="Arrow" draw:marker-end-width="0.3cm" draw:fill="solid" draw:textarea-vertical-align="middle"/>
    </style:style>
    <style:style style:name="gr12" style:family="graphic" style:parent-style-name="standard">
      <style:graphic-properties draw:stroke="dash" draw:stroke-dash="Long_20_Dot" svg:stroke-color="#000000" draw:fill="none" draw:fill-color="#ffffff" fo:min-height="0.75cm"/>
      <style:paragraph-properties style:writing-mode="lr-tb"/>
    </style:style>
    <style:style style:name="gr13" style:family="graphic" style:parent-style-name="standard">
      <style:graphic-properties draw:stroke="dash" draw:stroke-dash="Dot" svg:stroke-width="0.035cm" svg:stroke-color="#ff4000" draw:marker-start-width="0.252cm" draw:marker-end-width="0.252cm" draw:fill="none" draw:fill-color="#ffffff" fo:min-height="0.75cm" fo:padding-top="0.142cm" fo:padding-bottom="0.142cm" fo:padding-left="0.267cm" fo:padding-right="0.267cm"/>
      <style:paragraph-properties style:writing-mode="lr-tb"/>
    </style:style>
    <style:style style:name="gr14" style:family="graphic" style:parent-style-name="objectwithoutfill">
      <style:graphic-properties svg:stroke-color="#800080" draw:marker-start="Square" draw:marker-end="Arrow" draw:marker-end-width="0.3cm" draw:fill="solid" draw:textarea-vertical-align="middle"/>
    </style:style>
    <style:style style:name="gr15" style:family="graphic" style:parent-style-name="standard">
      <style:graphic-properties draw:stroke="solid" svg:stroke-width="0.053cm" svg:stroke-color="#ff4000" draw:marker-start-width="0.279cm" draw:marker-end-width="0.279cm" draw:fill="none" draw:fill-color="#ffffff" fo:min-height="0.556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6.64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 draw:fill-color="#729fcf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cm" svg:height="3.2cm" svg:x="4.4cm" svg:y="3.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2" xml:id="id8" draw:id="id8" draw:layer="layout" svg:width="1.7cm" svg:height="0.725cm" svg:x="5.1cm" svg:y="3.4cm">
          <draw:text-box>
            <text:p><text:span text:style-name="T1">AA01</text:span></text:p>
          </draw:text-box>
        </draw:frame>
        <draw:frame draw:style-name="gr3" draw:text-style-name="P2" draw:layer="layout" svg:width="2.3cm" svg:height="0.899cm" svg:x="4.9cm" svg:y="4.401cm">
          <draw:text-box>
            <text:p><text:span text:style-name="T1">int = 5</text:span></text:p>
          </draw:text-box>
        </draw:frame>
        <draw:frame draw:style-name="gr4" draw:text-style-name="P2" xml:id="id1" draw:id="id1" draw:layer="layout" svg:width="2.449cm" svg:height="0.899cm" svg:x="4.751cm" svg:y="5.536cm">
          <draw:text-box>
            <text:p><text:span text:style-name="T1">nx: AA02 <text:s/></text:span></text:p>
          </draw:text-box>
        </draw:frame>
        <draw:custom-shape draw:style-name="gr5" draw:text-style-name="P3" draw:layer="layout" svg:width="2.8cm" svg:height="3.2cm" svg:x="7.9cm" svg:y="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2" xml:id="id2" draw:id="id2" draw:layer="layout" svg:width="1.7cm" svg:height="0.725cm" svg:x="8.6cm" svg:y="8cm">
          <draw:text-box>
            <text:p><text:span text:style-name="T1">AA02</text:span></text:p>
          </draw:text-box>
        </draw:frame>
        <draw:frame draw:style-name="gr3" draw:text-style-name="P2" draw:layer="layout" svg:width="2.3cm" svg:height="0.899cm" svg:x="8.4cm" svg:y="9.001cm">
          <draw:text-box>
            <text:p><text:span text:style-name="T1">int = 8</text:span></text:p>
          </draw:text-box>
        </draw:frame>
        <draw:custom-shape draw:style-name="gr1" draw:text-style-name="P1" draw:layer="layout" svg:width="2.8cm" svg:height="3.2cm" svg:x="12.6cm" svg:y="3.1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2" xml:id="id4" draw:id="id4" draw:layer="layout" svg:width="1.7cm" svg:height="0.725cm" svg:x="13.3cm" svg:y="3.1cm">
          <draw:text-box>
            <text:p><text:span text:style-name="T1">AA03</text:span></text:p>
          </draw:text-box>
        </draw:frame>
        <draw:frame draw:style-name="gr3" draw:text-style-name="P2" draw:layer="layout" svg:width="2.3cm" svg:height="0.899cm" svg:x="13.1cm" svg:y="4.101cm">
          <draw:text-box>
            <text:p><text:span text:style-name="T1">int = 34</text:span></text:p>
          </draw:text-box>
        </draw:frame>
        <draw:custom-shape draw:style-name="gr1" draw:text-style-name="P1" draw:layer="layout" svg:width="2.8cm" svg:height="3.2cm" svg:x="16.8cm" svg:y="8.3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2" xml:id="id6" draw:id="id6" draw:layer="layout" svg:width="1.7cm" svg:height="0.725cm" svg:x="17.5cm" svg:y="8.3cm">
          <draw:text-box>
            <text:p><text:span text:style-name="T1">AA04</text:span></text:p>
          </draw:text-box>
        </draw:frame>
        <draw:frame draw:style-name="gr3" draw:text-style-name="P2" draw:layer="layout" svg:width="2.3cm" svg:height="0.899cm" svg:x="17.3cm" svg:y="9.301cm">
          <draw:text-box>
            <text:p><text:span text:style-name="T1">int = 35</text:span></text:p>
          </draw:text-box>
        </draw:frame>
        <draw:frame draw:style-name="gr6" draw:text-style-name="P2" xml:id="id3" draw:id="id3" draw:layer="layout" svg:width="2.3cm" svg:height="1.199cm" svg:x="8.2cm" svg:y="10.101cm">
          <draw:text-box>
            <text:p><text:span text:style-name="T1">nx: AA03 <text:s/></text:span></text:p>
          </draw:text-box>
        </draw:frame>
        <draw:frame draw:style-name="gr7" draw:text-style-name="P2" xml:id="id5" draw:id="id5" draw:layer="layout" svg:width="2.5cm" svg:height="0.899cm" svg:x="13cm" svg:y="5.2cm">
          <draw:text-box>
            <text:p><text:span text:style-name="T1">nx: AA04 <text:s/></text:span></text:p>
          </draw:text-box>
        </draw:frame>
        <draw:frame draw:style-name="gr7" draw:text-style-name="P2" xml:id="id9" draw:id="id9" draw:layer="layout" svg:width="2.4cm" svg:height="0.899cm" svg:x="17.2cm" svg:y="10.5cm">
          <draw:text-box>
            <text:p><text:span text:style-name="T1">nx: AA05 </text:span></text:p>
          </draw:text-box>
        </draw:frame>
        <draw:connector draw:style-name="gr8" draw:text-style-name="P4" draw:layer="layout" svg:x1="7.2cm" svg:y1="5.985cm" svg:x2="9.45cm" svg:y2="8cm" draw:start-shape="id1" draw:start-glue-point="1" draw:end-shape="id2" draw:end-glue-point="0" svg:d="M7200 5985h2250v2015" svg:viewBox="0 0 2251 2016">
          <text:p/>
        </draw:connector>
        <draw:connector draw:style-name="gr9" draw:text-style-name="P4" draw:layer="layout" svg:x1="7.2cm" svg:y1="5.985cm" svg:x2="7.2cm" svg:y2="5.985cm" draw:start-shape="id1" draw:start-glue-point="1" draw:end-shape="id1" draw:end-glue-point="1" svg:d="M7200 5985z" svg:viewBox="0 0 1 1">
          <text:p/>
        </draw:connector>
        <draw:connector draw:style-name="gr10" draw:text-style-name="P4" draw:layer="layout" svg:x1="10.5cm" svg:y1="10.7cm" svg:x2="13.3cm" svg:y2="3.462cm" draw:start-shape="id3" draw:start-glue-point="1" draw:end-shape="id4" draw:end-glue-point="3" svg:d="M10500 10700h1401v-7238h1399" svg:viewBox="0 0 2801 7239">
          <text:p/>
        </draw:connector>
        <draw:connector draw:style-name="gr11" draw:text-style-name="P4" draw:layer="layout" svg:x1="15.5cm" svg:y1="5.649cm" svg:x2="17.5cm" svg:y2="8.662cm" draw:start-shape="id5" draw:start-glue-point="1" draw:end-shape="id6" draw:end-glue-point="3" svg:d="M15500 5649h1001v3013h999" svg:viewBox="0 0 2001 3014">
          <text:p/>
        </draw:connector>
        <draw:frame draw:style-name="gr12" draw:text-style-name="P2" draw:layer="layout" svg:width="3.2cm" svg:height="1cm" svg:x="5.9cm" svg:y="15.9cm">
          <draw:text-box>
            <text:p><text:span text:style-name="T1">AUX: AA02</text:span></text:p>
          </draw:text-box>
        </draw:frame>
        <draw:frame draw:style-name="gr13" draw:text-style-name="P5" xml:id="id7" draw:id="id7" draw:layer="layout" svg:width="3.5cm" svg:height="1.034cm" svg:x="1.1cm" svg:y="12.566cm">
          <draw:text-box>
            <text:p><text:span text:style-name="T2">head: AA01</text:span></text:p>
          </draw:text-box>
        </draw:frame>
        <draw:connector draw:style-name="gr9" draw:text-style-name="P4" draw:layer="layout" svg:x1="2.85cm" svg:y1="12.566cm" svg:x2="5.1cm" svg:y2="3.762cm" draw:start-shape="id7" draw:end-shape="id8" draw:end-glue-point="3" svg:d="M2850 12566v-8804h2250" svg:viewBox="0 0 2251 8805">
          <text:p/>
        </draw:connector>
        <draw:frame draw:style-name="gr13" draw:text-style-name="P5" draw:layer="layout" svg:width="3.5cm" svg:height="1.034cm" svg:x="1.2cm" svg:y="15.6cm">
          <draw:text-box>
            <text:p><text:span text:style-name="T2">tmp: AA03</text:span></text:p>
          </draw:text-box>
        </draw:frame>
        <draw:frame draw:style-name="gr12" draw:text-style-name="P2" draw:layer="layout" svg:width="3.2cm" svg:height="1cm" svg:x="10.2cm" svg:y="16cm">
          <draw:text-box>
            <text:p><text:span text:style-name="T1">HeaRef: AA03</text:span></text:p>
          </draw:text-box>
        </draw:frame>
        <draw:custom-shape draw:style-name="gr1" draw:text-style-name="P1" draw:layer="layout" svg:width="2.8cm" svg:height="3.2cm" svg:x="22.7cm" svg:y="2.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2" xml:id="id10" draw:id="id10" draw:layer="layout" svg:width="1.7cm" svg:height="0.725cm" svg:x="23.4cm" svg:y="2.6cm">
          <draw:text-box>
            <text:p><text:span text:style-name="T1">AA05</text:span></text:p>
          </draw:text-box>
        </draw:frame>
        <draw:frame draw:style-name="gr3" draw:text-style-name="P2" draw:layer="layout" svg:width="2.3cm" svg:height="0.899cm" svg:x="23.2cm" svg:y="3.601cm">
          <draw:text-box>
            <text:p><text:span text:style-name="T1">int = 56</text:span></text:p>
          </draw:text-box>
        </draw:frame>
        <draw:frame draw:style-name="gr7" draw:text-style-name="P2" draw:layer="layout" svg:width="2.4cm" svg:height="0.899cm" svg:x="23.1cm" svg:y="4.8cm">
          <draw:text-box>
            <text:p><text:span text:style-name="T1">nx: NULL <text:s/></text:span></text:p>
          </draw:text-box>
        </draw:frame>
        <draw:connector draw:style-name="gr14" draw:text-style-name="P4" draw:layer="layout" svg:x1="19.6cm" svg:y1="10.949cm" svg:x2="23.4cm" svg:y2="2.962cm" draw:start-shape="id9" draw:start-glue-point="1" draw:end-shape="id10" draw:end-glue-point="3" svg:d="M19600 10949h1901v-7987h1899" svg:viewBox="0 0 3801 7988">
          <text:p/>
        </draw:connector>
      </draw:page>
      <draw:page draw:name="page2" draw:style-name="dp1" draw:master-page-name="Default">
        <draw:custom-shape draw:style-name="gr1" draw:text-style-name="P1" draw:layer="layout" svg:width="2.8cm" svg:height="3.2cm" svg:x="4.901cm" svg:y="2.5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2" draw:layer="layout" svg:width="1.7cm" svg:height="0.725cm" svg:x="5.601cm" svg:y="2.5cm">
          <draw:text-box>
            <text:p><text:span text:style-name="T1">AA01</text:span></text:p>
          </draw:text-box>
        </draw:frame>
        <draw:frame draw:style-name="gr3" draw:text-style-name="P2" draw:layer="layout" svg:width="2.3cm" svg:height="0.899cm" svg:x="5.401cm" svg:y="3.501cm">
          <draw:text-box>
            <text:p><text:span text:style-name="T1">int = 5</text:span></text:p>
          </draw:text-box>
        </draw:frame>
        <draw:frame draw:style-name="gr4" draw:text-style-name="P2" xml:id="id11" draw:id="id11" draw:layer="layout" svg:width="2.449cm" svg:height="0.899cm" svg:x="5.252cm" svg:y="4.636cm">
          <draw:text-box>
            <text:p><text:span text:style-name="T1">nx: AA02 <text:s/></text:span></text:p>
          </draw:text-box>
        </draw:frame>
        <draw:custom-shape draw:style-name="gr5" draw:text-style-name="P3" draw:layer="layout" svg:width="2.8cm" svg:height="3.2cm" svg:x="8.401cm" svg:y="7.1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2" xml:id="id12" draw:id="id12" draw:layer="layout" svg:width="1.7cm" svg:height="0.725cm" svg:x="9.101cm" svg:y="7.1cm">
          <draw:text-box>
            <text:p><text:span text:style-name="T1">AA02</text:span></text:p>
          </draw:text-box>
        </draw:frame>
        <draw:frame draw:style-name="gr3" draw:text-style-name="P2" draw:layer="layout" svg:width="2.3cm" svg:height="0.899cm" svg:x="8.901cm" svg:y="8.101cm">
          <draw:text-box>
            <text:p><text:span text:style-name="T1">int = 8</text:span></text:p>
          </draw:text-box>
        </draw:frame>
        <draw:frame draw:style-name="gr6" draw:text-style-name="P2" draw:layer="layout" svg:width="2.3cm" svg:height="1.199cm" svg:x="8.701cm" svg:y="9.201cm">
          <draw:text-box>
            <text:p><text:span text:style-name="T1">nx: AA03 <text:s/></text:span></text:p>
          </draw:text-box>
        </draw:frame>
        <draw:connector draw:style-name="gr8" draw:text-style-name="P4" draw:layer="layout" svg:x1="7.701cm" svg:y1="5.085cm" svg:x2="9.951cm" svg:y2="7.1cm" draw:start-shape="id11" draw:start-glue-point="1" draw:end-shape="id12" draw:end-glue-point="0" svg:d="M7701 5085h2250v2015" svg:viewBox="0 0 2251 2016">
          <text:p/>
        </draw:connector>
        <draw:connector draw:style-name="gr9" draw:text-style-name="P4" draw:layer="layout" svg:x1="7.701cm" svg:y1="5.085cm" svg:x2="7.701cm" svg:y2="5.085cm" draw:start-shape="id11" draw:start-glue-point="1" draw:end-shape="id11" draw:end-glue-point="1" svg:d="M7701 5085z" svg:viewBox="0 0 1 1">
          <text:p/>
        </draw:connector>
        <draw:connector draw:style-name="gr9" draw:text-style-name="P4" draw:layer="layout" svg:x1="3.351cm" svg:y1="11.666cm" svg:x2="8.546cm" svg:y2="8.313cm" svg:d="M3351 11666h2598v-3353h2597" svg:viewBox="0 0 5196 3354">
          <text:p/>
        </draw:connector>
        <draw:frame draw:style-name="gr13" draw:text-style-name="P5" draw:layer="layout" svg:width="3.5cm" svg:height="1.034cm" svg:x="1.6cm" svg:y="11.666cm">
          <draw:text-box>
            <text:p><text:span text:style-name="T2">head: AA01</text:span></text:p>
          </draw:text-box>
        </draw:frame>
        <draw:frame draw:style-name="gr15" draw:text-style-name="P6" draw:layer="layout" svg:width="2.3cm" svg:height="0.858cm" svg:x="5.1cm" svg:y="1.342cm">
          <draw:text-box>
            <text:p><text:span text:style-name="T3">Stack A</text:span></text:p>
          </draw:text-box>
        </draw:frame>
        <draw:custom-shape draw:style-name="gr1" draw:text-style-name="P1" draw:layer="layout" svg:width="2.8cm" svg:height="3.2cm" svg:x="19cm" svg:y="3.3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2" xml:id="id14" draw:id="id14" draw:layer="layout" svg:width="1.7cm" svg:height="0.725cm" svg:x="19.7cm" svg:y="3.3cm">
          <draw:text-box>
            <text:p><text:span text:style-name="T1">BB01</text:span></text:p>
          </draw:text-box>
        </draw:frame>
        <draw:frame draw:style-name="gr3" draw:text-style-name="P2" draw:layer="layout" svg:width="2.3cm" svg:height="0.899cm" svg:x="19.5cm" svg:y="4.301cm">
          <draw:text-box>
            <text:p><text:span text:style-name="T1">int = 5</text:span></text:p>
          </draw:text-box>
        </draw:frame>
        <draw:frame draw:style-name="gr4" draw:text-style-name="P2" xml:id="id13" draw:id="id13" draw:layer="layout" svg:width="2.449cm" svg:height="0.899cm" svg:x="19.351cm" svg:y="5.436cm">
          <draw:text-box>
            <text:p><text:span text:style-name="T1">nx: AA02 <text:s/></text:span></text:p>
          </draw:text-box>
        </draw:frame>
        <draw:connector draw:style-name="gr9" draw:text-style-name="P4" draw:layer="layout" svg:x1="21.8cm" svg:y1="5.885cm" svg:x2="21.8cm" svg:y2="5.885cm" draw:start-shape="id13" draw:start-glue-point="1" draw:end-shape="id13" draw:end-glue-point="1" svg:d="M21800 5885z" svg:viewBox="0 0 1 1">
          <text:p/>
        </draw:connector>
        <draw:connector draw:style-name="gr9" draw:text-style-name="P4" draw:layer="layout" svg:x1="17.35cm" svg:y1="11.424cm" svg:x2="20.55cm" svg:y2="3.3cm" draw:end-shape="id14" draw:end-glue-point="0" svg:d="M17350 11424v-8624h3200v500" svg:viewBox="0 0 3201 8625">
          <text:p/>
        </draw:connector>
        <draw:frame draw:style-name="gr13" draw:text-style-name="P5" draw:layer="layout" svg:width="3.5cm" svg:height="1.034cm" svg:x="15.599cm" svg:y="11.424cm">
          <draw:text-box>
            <text:p><text:span text:style-name="T2">head: BB01</text:span></text:p>
          </draw:text-box>
        </draw:frame>
        <draw:frame draw:style-name="gr15" draw:text-style-name="P6" draw:layer="layout" svg:width="2.3cm" svg:height="0.858cm" svg:x="19.099cm" svg:y="1.3cm">
          <draw:text-box>
            <text:p><text:span text:style-name="T3">Stack B</text:span></text:p>
          </draw:text-box>
        </draw:frame>
        <draw:frame draw:style-name="gr16" draw:text-style-name="P7" draw:layer="layout" svg:width="10.8cm" svg:height="6.89cm" svg:x="14.9cm" svg:y="13.7cm">
          <draw:text-box>
            <text:p><text:span text:style-name="T4">1 – guardar pos. Mem aa01 = tmp_a</text:span></text:p>
            <text:p><text:span text:style-name="T4">2 – head_a → head_a→next</text:span></text:p>
            <text:p><text:span text:style-name="T4"/></text:p>
            <text:p><text:span text:style-name="T4">3 – if head_b == NULL b VACIO</text:span></text:p>
            <text:p><text:span text:style-name="T4">4 – head_b → tmp_a </text:span></text:p>
            <text:p><text:span text:style-name="T4"/></text:p>
            <text:p><text:span text:style-name="T4">5 – else</text:span></text:p>
            <text:p><text:span text:style-name="T4">6 – Guardar pos. Mem bb01 = tmp_b</text:span></text:p>
            <text:p><text:span text:style-name="T4">7 – head_b = tmp_a</text:span></text:p>
            <text:p><text:span text:style-name="T4">8 – head_b→next = tmp_b</text:span></text:p>
            <text:p><text:s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quare" svg:viewBox="0 0 10 10" svg:d="M0 0h10v10h-1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3-10T08:28:29.087875346</meta:creation-date>
    <dc:date>2022-04-02T20:52:53.853269123</dc:date>
    <meta:editing-duration>PT19H38M16S</meta:editing-duration>
    <meta:editing-cycles>13</meta:editing-cycles>
    <meta:generator>LibreOffice/7.3.1.3$MacOSX_X86_64 LibreOffice_project/a69ca51ded25f3eefd52d7bf9a5fad8c90b87951</meta:generator>
    <meta:document-statistic meta:object-count="52"/>
  </office:meta>
</office:document-meta>
</file>